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7mm"/>
    </style:style>
    <style:style style:name="co2" style:family="table-column">
      <style:table-column-properties fo:break-before="auto" style:column-width="44.96mm"/>
    </style:style>
    <style:style style:name="co3" style:family="table-column">
      <style:table-column-properties fo:break-before="auto" style:column-width="28.52mm"/>
    </style:style>
    <style:style style:name="co4" style:family="table-column">
      <style:table-column-properties fo:break-before="auto" style:column-width="100.65mm"/>
    </style:style>
    <style:style style:name="co5" style:family="table-column">
      <style:table-column-properties fo:break-before="auto" style:column-width="30.71mm"/>
    </style:style>
    <style:style style:name="co6" style:family="table-column">
      <style:table-column-properties fo:break-before="auto" style:column-width="14.8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agostoVSabril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OPIC</text:p>
          </table:table-cell>
          <table:table-cell table:style-name="Default" office:value-type="string" calcext:value-type="string">
            <text:p>ClaseSemantica_KeyWords</text:p>
          </table:table-cell>
          <table:table-cell office:value-type="string" calcext:value-type="string">
            <text:p>TIPO general</text:p>
          </table:table-cell>
          <table:table-cell office:value-type="string" calcext:value-type="string">
            <text:p>Sub-tema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Ruido</text:p>
          </table:table-cell>
          <table:table-cell office:value-type="string" calcext:value-type="string">
            <text:p>Ruid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ral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Ruina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Rima</text:p>
          </table:table-cell>
          <table:table-cell office:value-type="string" calcext:value-type="string">
            <text:p>Rim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Ruido</text:p>
          </table:table-cell>
          <table:table-cell office:value-type="string" calcext:value-type="string">
            <text:p>Ruido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Amor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Hielo-fuego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Religioso</text:p>
          </table:table-cell>
          <table:table-cell office:value-type="string" calcext:value-type="string">
            <text:p>Tema</text:p>
          </table:table-cell>
          <table:table-cell table:style-name="ce3" office:value-type="string" calcext:value-type="string">
            <text:p>--</text:p>
          </table:table-cell>
          <table:table-cell table:style-name="ce3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Rima</text:p>
          </table:table-cell>
          <table:table-cell office:value-type="string" calcext:value-type="string">
            <text:p>Rima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Amor | Rima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Amor celo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Ruido</text:p>
          </table:table-cell>
          <table:table-cell office:value-type="string" calcext:value-type="string">
            <text:p>Ruido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Heroico | ¿Rima?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Encomiástico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Naturaleza Pastoril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Utilizado sobre todo para el tema del amo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Ruido</text:p>
          </table:table-cell>
          <table:table-cell office:value-type="string" calcext:value-type="string">
            <text:p>Ruido</text:p>
          </table:table-cell>
          <table:table-cell table:number-columns-repeated="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Religioso</text:p>
          </table:table-cell>
          <table:table-cell office:value-type="string" calcext:value-type="string">
            <text:p>Tema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Mitológico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Utilizado sobre todo para el tema del amor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Ruido</text:p>
          </table:table-cell>
          <table:table-cell office:value-type="string" calcext:value-type="string">
            <text:p>Ruido</text:p>
          </table:table-cell>
          <table:table-cell table:number-columns-repeated="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Música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Utilizado sobre todo para el tema del amor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Rima</text:p>
          </table:table-cell>
          <table:table-cell office:value-type="string" calcext:value-type="string">
            <text:p>Rima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Pintura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Varios temas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Rima</text:p>
          </table:table-cell>
          <table:table-cell office:value-type="string" calcext:value-type="string">
            <text:p>Rima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Rima</text:p>
          </table:table-cell>
          <table:table-cell office:value-type="string" calcext:value-type="string">
            <text:p>Rima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string" calcext:value-type="string">
            <text:p>Imperio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Encomiásticos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Rima</text:p>
          </table:table-cell>
          <table:table-cell office:value-type="string" calcext:value-type="string">
            <text:p>Rima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string" calcext:value-type="string">
            <text:p>Rima</text:p>
          </table:table-cell>
          <table:table-cell office:value-type="string" calcext:value-type="string">
            <text:p>Rima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8" office:value-type="string" calcext:value-type="string">
            <text:p>Burlesco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Sexo, matrimonio, cuernos, etc.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Ruido</text:p>
          </table:table-cell>
          <table:table-cell office:value-type="string" calcext:value-type="string">
            <text:p>Ruido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Marino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Varios temas, incluido el propio mar.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Rima</text:p>
          </table:table-cell>
          <table:table-cell office:value-type="string" calcext:value-type="string">
            <text:p>Rima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Ruido</text:p>
          </table:table-cell>
          <table:table-cell office:value-type="string" calcext:value-type="string">
            <text:p>Ruido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Amor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Amor y contrarios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Naturaleza Pastoril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Pastoril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ima</text:p>
          </table:table-cell>
          <table:table-cell office:value-type="string" calcext:value-type="string">
            <text:p>Rima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Noche / Rima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Sueño y noche, y rima en “eño”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Moral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Paso del tiempo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Rima</text:p>
          </table:table-cell>
          <table:table-cell office:value-type="string" calcext:value-type="string">
            <text:p>Rima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Ruido</text:p>
          </table:table-cell>
          <table:table-cell office:value-type="string" calcext:value-type="string">
            <text:p>Ruido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Marino</text:p>
          </table:table-cell>
          <table:table-cell office:value-type="string" calcext:value-type="string">
            <text:p>Híbrido</text:p>
          </table:table-cell>
          <table:table-cell office:value-type="string" calcext:value-type="string">
            <text:p>Tema marino y amor.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Rima</text:p>
          </table:table-cell>
          <table:table-cell office:value-type="string" calcext:value-type="string">
            <text:p>Rima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Mitológico</text:p>
          </table:table-cell>
          <table:table-cell office:value-type="string" calcext:value-type="string">
            <text:p>Tema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Ruido</text:p>
          </table:table-cell>
          <table:table-cell office:value-type="string" calcext:value-type="string">
            <text:p>Ruido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Naturaleza Pastoril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Fieras, animales salvajes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Ruido</text:p>
          </table:table-cell>
          <table:table-cell office:value-type="string" calcext:value-type="string">
            <text:p>Ruido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Heroico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Cortesano, fiestas, toros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" office:value-type="string" calcext:value-type="string">
            <text:p>Bíblico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Burlesco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Moral | Rima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Tema de la muerte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8" office:value-type="string" calcext:value-type="string">
            <text:p>Religioso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Sobre todo la muerte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Ruido</text:p>
          </table:table-cell>
          <table:table-cell office:value-type="string" calcext:value-type="string">
            <text:p>Ruido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Ruido</text:p>
          </table:table-cell>
          <table:table-cell office:value-type="string" calcext:value-type="string">
            <text:p>Ruido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Amor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Amor no correspondido?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Ruido</text:p>
          </table:table-cell>
          <table:table-cell office:value-type="string" calcext:value-type="string">
            <text:p>Ruido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Rima</text:p>
          </table:table-cell>
          <table:table-cell office:value-type="string" calcext:value-type="string">
            <text:p>Rima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Rima</text:p>
          </table:table-cell>
          <table:table-cell office:value-type="string" calcext:value-type="string">
            <text:p>Rima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Ruido</text:p>
          </table:table-cell>
          <table:table-cell office:value-type="string" calcext:value-type="string">
            <text:p>Ruido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Amor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Tema de amor, pero motivo partes del cuerpo (ojos)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Rima</text:p>
          </table:table-cell>
          <table:table-cell office:value-type="string" calcext:value-type="string">
            <text:p>Rima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Heroico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Encomiásticos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Rima</text:p>
          </table:table-cell>
          <table:table-cell office:value-type="string" calcext:value-type="string">
            <text:p>Rima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Amor | Naturaleza Pastoril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Amor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Rima</text:p>
          </table:table-cell>
          <table:table-cell office:value-type="string" calcext:value-type="string">
            <text:p>Rima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Amor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Ojos, visión de la amada.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8" office:value-type="string" calcext:value-type="string">
            <text:p>Burlesco</text:p>
          </table:table-cell>
          <table:table-cell office:value-type="string" calcext:value-type="string">
            <text:p>Tema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Rima</text:p>
          </table:table-cell>
          <table:table-cell office:value-type="string" calcext:value-type="string">
            <text:p>Rima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office:value-type="string" calcext:value-type="string">
            <text:p>Moral</text:p>
          </table:table-cell>
          <table:table-cell office:value-type="string" calcext:value-type="string">
            <text:p>Motivo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8" office:value-type="string" calcext:value-type="string">
            <text:p>Imperio | Rima</text:p>
          </table:table-cell>
          <table:table-cell office:value-type="string" calcext:value-type="string">
            <text:p>Tema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office:value-type="string" calcext:value-type="string">
            <text:p>Rima</text:p>
          </table:table-cell>
          <table:table-cell office:value-type="string" calcext:value-type="string">
            <text:p>Rima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office:value-type="string" calcext:value-type="string">
            <text:p>Rima</text:p>
          </table:table-cell>
          <table:table-cell office:value-type="string" calcext:value-type="string">
            <text:p>Rima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Amor</text:p>
          </table:table-cell>
          <table:table-cell office:value-type="string" calcext:value-type="string">
            <text:p>Rima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Amor</text:p>
          </table:table-cell>
          <table:table-cell office:value-type="string" calcext:value-type="string">
            <text:p>Tema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office:value-type="string" calcext:value-type="string">
            <text:p>Rima</text:p>
          </table:table-cell>
          <table:table-cell office:value-type="string" calcext:value-type="string">
            <text:p>Rima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office:value-type="string" calcext:value-type="string">
            <text:p>Rima</text:p>
          </table:table-cell>
          <table:table-cell office:value-type="string" calcext:value-type="string">
            <text:p>Rima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office:value-type="string" calcext:value-type="string">
            <text:p>Rima</text:p>
          </table:table-cell>
          <table:table-cell office:value-type="string" calcext:value-type="string">
            <text:p>Rima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string" calcext:value-type="string">
            <text:p>Naturaleza Pastoril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Belleza femenina (pintura, escultura, amor…)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office:value-type="string" calcext:value-type="string">
            <text:p>Amor</text:p>
          </table:table-cell>
          <table:table-cell office:value-type="string" calcext:value-type="string">
            <text:p>Tema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string" calcext:value-type="string">
            <text:p>Heroico | Moral</text:p>
          </table:table-cell>
          <table:table-cell office:value-type="string" calcext:value-type="string">
            <text:p>Híbrido</text:p>
          </table:table-cell>
          <table:table-cell office:value-type="string" calcext:value-type="string">
            <text:p>Encomiástico sobre todo, pero no solo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8" office:value-type="string" calcext:value-type="string">
            <text:p>Burlesco</text:p>
          </table:table-cell>
          <table:table-cell office:value-type="string" calcext:value-type="string">
            <text:p>Tema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office:value-type="string" calcext:value-type="string">
            <text:p>Ruido</text:p>
          </table:table-cell>
          <table:table-cell office:value-type="string" calcext:value-type="string">
            <text:p>Ruido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office:value-type="string" calcext:value-type="string">
            <text:p>Heroico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Términos cortesanos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8" office:value-type="string" calcext:value-type="string">
            <text:p>Metapoético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Sobre todo son encomiásticos o burla a mal poeta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office:value-type="string" calcext:value-type="string">
            <text:p>Amor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Red del amor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office:value-type="string" calcext:value-type="string">
            <text:p>Ruido</text:p>
          </table:table-cell>
          <table:table-cell office:value-type="string" calcext:value-type="string">
            <text:p>Ruido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office:value-type="string" calcext:value-type="string">
            <text:p>Ruido</text:p>
          </table:table-cell>
          <table:table-cell office:value-type="string" calcext:value-type="string">
            <text:p>Ruido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Amor – Alusivo/vocativo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Alusión a una segunda persona. La mayoría de amor, pero no solo.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Rima</text:p>
          </table:table-cell>
          <table:table-cell office:value-type="string" calcext:value-type="string">
            <text:p>Rima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Default" office:value-type="string" calcext:value-type="string">
            <text:p>Rima</text:p>
          </table:table-cell>
          <table:table-cell office:value-type="string" calcext:value-type="string">
            <text:p>Rima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Moral</text:p>
          </table:table-cell>
          <table:table-cell office:value-type="string" calcext:value-type="string">
            <text:p>Híbrido</text:p>
          </table:table-cell>
          <table:table-cell office:value-type="string" calcext:value-type="string">
            <text:p>Desprecio de corte y alabanza de aldea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 office:value-type="string" calcext:value-type="string">
            <text:p>Heroico</text:p>
          </table:table-cell>
          <table:table-cell office:value-type="string" calcext:value-type="string">
            <text:p>Tema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Default" office:value-type="string" calcext:value-type="string">
            <text:p>Naturaleza Pastoril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Poemas de amor sobre todo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Default" office:value-type="string" calcext:value-type="string">
            <text:p>Amor (Mujer, Misoginia)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Son poemas sobre la mujer, algunos misóginos.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Rima</text:p>
          </table:table-cell>
          <table:table-cell office:value-type="string" calcext:value-type="string">
            <text:p>Rima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Ruido</text:p>
          </table:table-cell>
          <table:table-cell office:value-type="string" calcext:value-type="string">
            <text:p>Ruido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Rima</text:p>
          </table:table-cell>
          <table:table-cell office:value-type="string" calcext:value-type="string">
            <text:p>Rima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string" calcext:value-type="string">
            <text:p>Rima</text:p>
          </table:table-cell>
          <table:table-cell office:value-type="string" calcext:value-type="string">
            <text:p>Rima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Default" office:value-type="string" calcext:value-type="string">
            <text:p>Rima</text:p>
          </table:table-cell>
          <table:table-cell office:value-type="string" calcext:value-type="string">
            <text:p>Rima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Rima</text:p>
          </table:table-cell>
          <table:table-cell office:value-type="string" calcext:value-type="string">
            <text:p>Rima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Ruido</text:p>
          </table:table-cell>
          <table:table-cell office:value-type="string" calcext:value-type="string">
            <text:p>Ruido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Heroico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Alusión a una segunda persona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Moral (belleza femenina)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Sobre la belleza en general, pero temas de amor, carpe diem, etc.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Rima</text:p>
          </table:table-cell>
          <table:table-cell office:value-type="string" calcext:value-type="string">
            <text:p>Rima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 office:value-type="string" calcext:value-type="string">
            <text:p>Rima</text:p>
          </table:table-cell>
          <table:table-cell office:value-type="string" calcext:value-type="string">
            <text:p>Rima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 office:value-type="string" calcext:value-type="string">
            <text:p>Rima</text:p>
          </table:table-cell>
          <table:table-cell office:value-type="string" calcext:value-type="string">
            <text:p>Rima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Mitológico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Sobre Ícaro y la excesiva ambición: subir, caer, etc.</text:p>
          </table:table-cell>
          <table:table-cell table:number-columns-repeated="2"/>
        </table:table-row>
        <table:table-row table:style-name="ro1" table:number-rows-repeated="104847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oja2" table:style-name="ta1">
        <table:table-column table:style-name="co7" table:default-cell-style-name="Default"/>
        <table:table-column table:style-name="co7" table:default-cell-style-name="ce3"/>
        <table:table-row table:style-name="ro1">
          <table:table-cell office:value-type="string" calcext:value-type="string">
            <text:p>Ruid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im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otiv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em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íbrido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8">
          <table:table-cell table:number-columns-repeated="2"/>
        </table:table-row>
        <table:table-row table:style-name="ro1" table:number-rows-repeated="15">
          <table:table-cell/>
          <table:table-cell table:style-name="Default"/>
        </table:table-row>
        <table:table-row table:style-name="ro1" table:number-rows-repeated="104852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agostoVSabril.A1:agostoVSabril.D10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0" loext:min-decimal-places="0" number:min-integer-digits="2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 style:data-style-name="N2" text:time-value="19:28:58.7224172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rja Navarro-Colorado</meta:initial-creator>
    <meta:creation-date>2017-08-09T11:58:18.675512000</meta:creation-date>
    <dc:date>2018-05-04T19:30:25.219986943</dc:date>
    <dc:creator>Borja Navarro-Colorado</dc:creator>
    <meta:editing-duration>P2DT10H7M24S</meta:editing-duration>
    <meta:editing-cycles>155</meta:editing-cycles>
    <meta:generator>LibreOffice/5.3.7.2$MacOSX_X86_64 LibreOffice_project/6b8ed514a9f8b44d37a1b96673cbbdd077e24059</meta:generator>
    <meta:document-statistic meta:table-count="2" meta:cell-count="353" meta:object-count="0"/>
  </office:meta>
</office:document-meta>
</file>